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3.106cm" table:align="left"/>
    </style:style>
    <style:style style:name="Tabla1.A" style:family="table-column">
      <style:table-column-properties style:column-width="5.964cm"/>
    </style:style>
    <style:style style:name="Tabla1.B" style:family="table-column">
      <style:table-column-properties style:column-width="7.14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1.71cm" table:align="left"/>
    </style:style>
    <style:style style:name="Tabla2.A" style:family="table-column">
      <style:table-column-properties style:column-width="7.045cm"/>
    </style:style>
    <style:style style:name="Tabla2.B" style:family="table-column">
      <style:table-column-properties style:column-width="4.665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📊 Prompt de Proyecto: Análisis de Datos de Crímenes (2020-presente) + API Django + Angular Frontend</text:h>
      <text:h text:style-name="Heading_20_2" text:outline-level="2">🎯 Objetivo General</text:h>
      <text:p text:style-name="Text_20_body">Realizar un análisis completo de los datos de crímenes (2020-presente), extrayendo patrones de comportamiento criminal, construyendo un API RESTful en Django para exponer los datos organizados y desarrollando un cliente web en Angular que consuma esa API para visualizar la información de manera interactiva y profesional.</text:p>
      <text:p text:style-name="Horizontal_20_Line"/>
      <text:h text:style-name="Heading_20_2" text:outline-level="2">🧩 Etapas del Proyecto</text:h>
      <text:h text:style-name="Heading_20_3" text:outline-level="3">1. Adquisición y Limpieza de Datos</text:h>
      <text:list text:style-name="L1">
        <text:list-item>
          <text:p text:style-name="P1">Descargar dataset de crímenes desde <text:a xlink:type="simple" xlink:href="https://catalog.data.gov/dataset/crime-data-from-2020-to-present" office:target-frame-name="_new" xlink:show="replace" text:style-name="Internet_20_link" text:visited-style-name="Visited_20_Internet_20_Link">data.gov</text:a>.</text:p>
        </text:list-item>
        <text:list-item>
          <text:p text:style-name="P1">Procesar con <text:span text:style-name="Strong_20_Emphasis">Pandas</text:span>:</text:p>
          <text:list>
            <text:list-item>
              <text:p text:style-name="P1">Eliminar datos nulos o inconsistentes.</text:p>
            </text:list-item>
            <text:list-item>
              <text:p text:style-name="P1">Normalizar tipos de datos (fechas, texto, categorías).</text:p>
            </text:list-item>
            <text:list-item>
              <text:p text:style-name="P1">Extraer campos útiles (año, mes, día de la semana, hora, ciudad, tipo de crimen).</text:p>
            </text:list-item>
          </text:list>
        </text:list-item>
        <text:list-item>
          <text:p text:style-name="P1">Exportar los datos limpios a un archivo <text:span text:style-name="Source_20_Text">.csv</text:span> o base de datos inicial.</text:p>
        </text:list-item>
      </text:list>
      <text:p text:style-name="Horizontal_20_Line"/>
      <text:h text:style-name="Heading_20_3" text:outline-level="3">2. Análisis Exploratorio y Visualizaciones</text:h>
      <text:list text:style-name="L2">
        <text:list-item>
          <text:p text:style-name="P2">Análisis estadístico inicial:</text:p>
          <text:list>
            <text:list-item>
              <text:p text:style-name="P2">¿Qué tipos de crímenes son más frecuentes?</text:p>
            </text:list-item>
            <text:list-item>
              <text:p text:style-name="P2">¿Cómo evolucionan los crímenes a lo largo del tiempo?</text:p>
            </text:list-item>
            <text:list-item>
              <text:p text:style-name="P2">¿Qué ciudades o barrios concentran mayor actividad criminal?</text:p>
            </text:list-item>
          </text:list>
        </text:list-item>
        <text:list-item>
          <text:p text:style-name="P2">Crear gráficos en Python usando <text:span text:style-name="Strong_20_Emphasis">Matplotlib</text:span> o <text:span text:style-name="Strong_20_Emphasis">Seaborn</text:span>:</text:p>
          <text:list>
            <text:list-item>
              <text:p text:style-name="P2">Barras</text:p>
            </text:list-item>
            <text:list-item>
              <text:p text:style-name="P2">Líneas</text:p>
            </text:list-item>
            <text:list-item>
              <text:p text:style-name="P2">Mapas de calor (si hay coordenadas geográficas)</text:p>
            </text:list-item>
          </text:list>
        </text:list-item>
      </text:list>
      <text:p text:style-name="Horizontal_20_Line"/>
      <text:h text:style-name="Heading_20_3" text:outline-level="3"><text:soft-page-break/>3. Backend - API REST con Django + Django REST Framework</text:h>
      <text:list text:style-name="L3">
        <text:list-item>
          <text:p text:style-name="P3">Crear proyecto Django.</text:p>
        </text:list-item>
        <text:list-item>
          <text:p text:style-name="P3">Crear una app llamada, por ejemplo, <text:span text:style-name="Source_20_Text">crimes</text:span>.</text:p>
        </text:list-item>
        <text:list-item>
          <text:p text:style-name="P3">Definir modelos basados en los datos de crímenes (CrimeRecord).</text:p>
        </text:list-item>
        <text:list-item>
          <text:p text:style-name="P3">Crear API REST con <text:span text:style-name="Strong_20_Emphasis">Django REST Framework</text:span> para:</text:p>
          <text:list>
            <text:list-item>
              <text:p text:style-name="P3">Listar registros de crímenes.</text:p>
            </text:list-item>
            <text:list-item>
              <text:p text:style-name="P3">Filtrar por tipo de crimen, fecha, ciudad, etc.</text:p>
            </text:list-item>
            <text:list-item>
              <text:p text:style-name="P3">Buscar registros específicos.</text:p>
            </text:list-item>
          </text:list>
        </text:list-item>
        <text:list-item>
          <text:p text:style-name="P3">Opcional: agregar paginación, filtros avanzados y autenticación (token).</text:p>
        </text:list-item>
      </text:list>
      <text:p text:style-name="Horizontal_20_Line"/>
      <text:h text:style-name="Heading_20_3" text:outline-level="3">4. Frontend - Aplicación Web con Angular</text:h>
      <text:list text:style-name="L4">
        <text:list-item>
          <text:p text:style-name="P4">Crear un proyecto Angular (<text:span text:style-name="Source_20_Text">ng new crime-dashboard</text:span>).</text:p>
        </text:list-item>
        <text:list-item>
          <text:p text:style-name="P4">Crear servicios en Angular para consumir la API Django.</text:p>
        </text:list-item>
        <text:list-item>
          <text:p text:style-name="P4">Crear componentes:</text:p>
          <text:list>
            <text:list-item>
              <text:p text:style-name="P4">Lista de crímenes.</text:p>
            </text:list-item>
            <text:list-item>
              <text:p text:style-name="P4">Gráficos interactivos (usar librerías como Chart.js, ngx-charts o ApexCharts).</text:p>
            </text:list-item>
            <text:list-item>
              <text:p text:style-name="P4">Buscador y filtros (por fecha, tipo de crimen, ciudad).</text:p>
            </text:list-item>
          </text:list>
        </text:list-item>
        <text:list-item>
          <text:p text:style-name="P4">Mostrar la data analizada de forma amigable y visual.</text:p>
        </text:list-item>
      </text:list>
      <text:p text:style-name="Horizontal_20_Line"/>
      <text:h text:style-name="Heading_20_3" text:outline-level="3">5. (Opcional) Visualización Adicional en Kibana</text:h>
      <text:list text:style-name="L5">
        <text:list-item>
          <text:p text:style-name="P5">Si quieres, también puedes subir los datos a <text:span text:style-name="Strong_20_Emphasis">Elasticsearch</text:span> y crear dashboards en <text:span text:style-name="Strong_20_Emphasis">Kibana</text:span> para visualización avanzada y compararlo con tu frontend en Angular.</text:p>
        </text:list-item>
      </text:list>
      <text:p text:style-name="Horizontal_20_Line"/>
      <text:h text:style-name="Heading_20_2" text:outline-level="2">🛠 Tecnologías que vas a usar</text:h>
      <text:p text:style-name="Standard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Tecnología</text:p>
            </table:table-cell>
            <table:table-cell table:style-name="Tabla1.A1" office:value-type="string">
              <text:p text:style-name="Table_20_Heading">Propósito</text:p>
            </table:table-cell>
          </table:table-row>
        </table:table-header-rows>
        <table:table-row>
          <table:table-cell table:style-name="Tabla1.A1" office:value-type="string">
            <text:p text:style-name="Table_20_Contents">Python + Pandas</text:p>
          </table:table-cell>
          <table:table-cell table:style-name="Tabla1.A1" office:value-type="string">
            <text:p text:style-name="Table_20_Contents">Limpieza y análisis inicial</text:p>
          </table:table-cell>
        </table:table-row>
        <table:table-row>
          <table:table-cell table:style-name="Tabla1.A1" office:value-type="string">
            <text:p text:style-name="Table_20_Contents">Django + DRF</text:p>
          </table:table-cell>
          <table:table-cell table:style-name="Tabla1.A1" office:value-type="string">
            <text:p text:style-name="Table_20_Contents">Backend API RESTful</text:p>
          </table:table-cell>
        </table:table-row>
        <table:table-row>
          <table:table-cell table:style-name="Tabla1.A1" office:value-type="string">
            <text:p text:style-name="Table_20_Contents">Angular 17</text:p>
          </table:table-cell>
          <table:table-cell table:style-name="Tabla1.A1" office:value-type="string">
            <text:p text:style-name="Table_20_Contents">Frontend SPA (Single Page Application)</text:p>
          </table:table-cell>
        </table:table-row>
        <table:table-row>
          <table:table-cell table:style-name="Tabla1.A1" office:value-type="string">
            <text:p text:style-name="Table_20_Contents">Docker (opcional)</text:p>
          </table:table-cell>
          <table:table-cell table:style-name="Tabla1.A1" office:value-type="string">
            <text:p text:style-name="Table_20_Contents">Contenerizar el backend/frontend</text:p>
          </table:table-cell>
        </table:table-row>
        <table:table-row>
          <table:table-cell table:style-name="Tabla1.A1" office:value-type="string">
            <text:p text:style-name="Table_20_Contents">Elasticsearch + Kibana (opcional)</text:p>
          </table:table-cell>
          <table:table-cell table:style-name="Tabla1.A1" office:value-type="string">
            <text:p text:style-name="Table_20_Contents">Visualización alternativa</text:p>
          </table:table-cell>
        </table:table-row>
      </table:table>
      <text:p text:style-name="Horizontal_20_Line"/>
      <text:h text:style-name="Heading_20_2" text:outline-level="2"><text:soft-page-break/>🎯 Skills que vas a practicar y reforzar</text:h>
      <text:p text:style-name="Standard"/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Habilidad</text:p>
            </table:table-cell>
            <table:table-cell table:style-name="Tabla2.A1" office:value-type="string">
              <text:p text:style-name="Table_20_Heading">Área</text:p>
            </table:table-cell>
          </table:table-row>
        </table:table-header-rows>
        <table:table-row>
          <table:table-cell table:style-name="Tabla2.A1" office:value-type="string">
            <text:p text:style-name="Table_20_Contents">Análisis Exploratorio</text:p>
          </table:table-cell>
          <table:table-cell table:style-name="Tabla2.A1" office:value-type="string">
            <text:p text:style-name="Table_20_Contents">Data Analysis</text:p>
          </table:table-cell>
        </table:table-row>
        <table:table-row>
          <table:table-cell table:style-name="Tabla2.A1" office:value-type="string">
            <text:p text:style-name="Table_20_Contents">Modelado de Datos</text:p>
          </table:table-cell>
          <table:table-cell table:style-name="Tabla2.A1" office:value-type="string">
            <text:p text:style-name="Table_20_Contents">Backend / Bases de Datos</text:p>
          </table:table-cell>
        </table:table-row>
        <table:table-row>
          <table:table-cell table:style-name="Tabla2.A1" office:value-type="string">
            <text:p text:style-name="Table_20_Contents">Construcción de APIs REST</text:p>
          </table:table-cell>
          <table:table-cell table:style-name="Tabla2.A1" office:value-type="string">
            <text:p text:style-name="Table_20_Contents">Backend Profesional</text:p>
          </table:table-cell>
        </table:table-row>
        <table:table-row>
          <table:table-cell table:style-name="Tabla2.A1" office:value-type="string">
            <text:p text:style-name="Table_20_Contents">Consumo de APIs REST</text:p>
          </table:table-cell>
          <table:table-cell table:style-name="Tabla2.A1" office:value-type="string">
            <text:p text:style-name="Table_20_Contents">Frontend Profesional</text:p>
          </table:table-cell>
        </table:table-row>
        <table:table-row>
          <table:table-cell table:style-name="Tabla2.A1" office:value-type="string">
            <text:p text:style-name="Table_20_Contents">Visualización de Datos</text:p>
          </table:table-cell>
          <table:table-cell table:style-name="Tabla2.A1" office:value-type="string">
            <text:p text:style-name="Table_20_Contents">UX de Datos</text:p>
          </table:table-cell>
        </table:table-row>
        <table:table-row>
          <table:table-cell table:style-name="Tabla2.A1" office:value-type="string">
            <text:p text:style-name="Table_20_Contents">Orquestación de Contenedores (Docker)</text:p>
          </table:table-cell>
          <table:table-cell table:style-name="Tabla2.A1" office:value-type="string">
            <text:p text:style-name="Table_20_Contents">DevOps Junior</text:p>
          </table:table-cell>
        </table:table-row>
      </table:table>
      <text:p text:style-name="Horizontal_20_Line"/>
      <text:h text:style-name="Heading_20_2" text:outline-level="2">📦 Entregables finales</text:h>
      <text:list text:style-name="L6">
        <text:list-item>
          <text:p text:style-name="P6">Dataset limpio de crímenes.</text:p>
        </text:list-item>
        <text:list-item>
          <text:p text:style-name="P6">Notebooks o scripts de análisis.</text:p>
        </text:list-item>
        <text:list-item>
          <text:p text:style-name="P6">API Django funcionando y documentada.</text:p>
        </text:list-item>
        <text:list-item>
          <text:p text:style-name="P6">Aplicación Angular conectada al backend y mostrando visualizaciones.</text:p>
        </text:list-item>
        <text:list-item>
          <text:p text:style-name="P6">(Opcional) Dashboard en Kibana.</text:p>
        </text:list-item>
        <text:list-item>
          <text:p text:style-name="P6">Documentación tipo portfolio en GitHub.</text:p>
        </text:list-item>
      </text:list>
      <text:p text:style-name="Horizontal_20_Line"/>
      <text:h text:style-name="Heading_20_1" text:outline-level="1">📢 Tips Profesionales:</text:h>
      <text:list text:style-name="L7">
        <text:list-item>
          <text:p text:style-name="P7">Documenta TODO: Readme de backend, de frontend y del análisis de datos.</text:p>
        </text:list-item>
        <text:list-item>
          <text:p text:style-name="P7">Usa Postman o Insomnia para testear tu API Django.</text:p>
        </text:list-item>
        <text:list-item>
          <text:p text:style-name="P7">Usa gráficos interactivos en Angular para que el usuario pueda jugar con los filtros.</text:p>
        </text:list-item>
        <text:list-item>
          <text:p text:style-name="P7">(Avanzado) Si puedes, containeriza el Django + Angular usando <text:span text:style-name="Strong_20_Emphasis">Docker-Compose</text:span>.</text:p>
        </text:list-item>
      </text:list>
      <text:p text:style-name="Horizontal_20_Line"/>
      <text:h text:style-name="Heading_20_1" text:outline-level="1">🚀 ¿Quieres que ahora te arme también el esquema de carpetas para Django y Angular?</text:h>
      <text:p text:style-name="Text_20_body">Así sabes <text:span text:style-name="Strong_20_Emphasis">dónde poner todo</text:span> para organizarlo <text:span text:style-name="Strong_20_Emphasis">como un profesional</text:span>. 🎯</text:p>
      <text:p text:style-name="Text_20_body">¿Te lo armo? 🔥<text:line-break/>(¡Te lo puedo dejar súper claro para que lo sigas sin perderte!)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09:54:24.573427874</meta:creation-date>
    <meta:editing-duration>PT1M11S</meta:editing-duration>
    <meta:editing-cycles>2</meta:editing-cycles>
    <meta:generator>LibreOffice/24.8.6.2$Linux_X86_64 LibreOffice_project/d50be90c1d90f0f90a5235ffcbbafbbfa38a83c2</meta:generator>
    <dc:date>2025-04-28T09:55:31.218286093</dc:date>
    <meta:document-statistic meta:table-count="2" meta:image-count="0" meta:object-count="0" meta:page-count="3" meta:paragraph-count="82" meta:word-count="567" meta:character-count="3519" meta:non-whitespace-character-count="3074"/>
  </office:meta>
</office:document-meta>
</file>